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list-style-name="L2">
      <style:text-properties fo:language="en" fo:country="US"/>
    </style:style>
    <style:style style:name="P5" style:family="paragraph" style:parent-style-name="Standard" style:list-style-name="L3">
      <style:text-properties fo:language="en" fo:country="US"/>
    </style:style>
    <style:style style:name="P6" style:family="paragraph" style:parent-style-name="Standard" style:list-style-name="L4">
      <style:text-properties fo:language="en" fo:country="US"/>
    </style:style>
    <style:style style:name="P7" style:family="paragraph" style:parent-style-name="Standard" style:list-style-name="L4"/>
    <style:style style:name="T1" style:family="text">
      <style:text-properties fo:language="en" fo:country="U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Adam.</text:p>
      <text:p text:style-name="P1">I've finished reviewing test scripts, that exist at the moment and tried to embrace all TCC functionality. Existing test scripts cover nearly all functions and features of TCC, but miss some important things, on my opinion. Following your letter to improve testing activity and the list of regression testing directions it has, I'd like to offer the following testing framework:</text:p>
      <text:list xml:id="list39676239" text:style-name="L1">
        <text:list-item>
          <text:p text:style-name="P3">Testing TCC functionality;</text:p>
        </text:list-item>
        <text:list-item>
          <text:p text:style-name="P3">Performance testing;</text:p>
        </text:list-item>
        <text:list-item>
          <text:p text:style-name="P3">GUI testing.</text:p>
        </text:list-item>
      </text:list>
      <text:p text:style-name="P1">Let's start from testing TCC functionality.</text:p>
      <text:p text:style-name="P1">These tests should be divided into two groups:</text:p>
      <text:list xml:id="list39663933" text:style-name="L2">
        <text:list-item>
          <text:p text:style-name="P4">Tests that work with clear database;</text:p>
        </text:list-item>
        <text:list-item>
          <text:p text:style-name="P4">Tests that work with predefined initial set of test data.</text:p>
        </text:list-item>
      </text:list>
      <text:p text:style-name="P1">The predefined set of initial data has to have all possible combination of TCC objects and dependence between them: </text:p>
      <text:list xml:id="list40489882" text:style-name="L4">
        <text:list-item>
          <text:p text:style-name="P6">Organizations with all possible settings concerning permissions for users, guests, admins, admin licensing types.</text:p>
        </text:list-item>
        <text:list-item>
          <text:p text:style-name="P6">Groups, members with all possible permissions. There will be a lot of such objects, so it is the matter of naming them, to distinguish them, to check test results.</text:p>
        </text:list-item>
        <text:list-item>
          <text:p text:style-name="P6">Set of partners and organizations visibility settings.</text:p>
        </text:list-item>
        <text:list-item>
          <text:p text:style-name="P7"><text:span text:style-name="T1">Configuring sites. All sites have to include all possible gizmos: blog, forums, file spaces, e.t.c.. </text:span></text:p>
        </text:list-item>
      </text:list>
      <text:p text:style-name="Standard"><text:span text:style-name="T1">Above are a kind of global objects or requisites, that influence the instances that have information: files, that are created, updated, synchronized, deleted, restored, uploaded, downloaded, e.t.c. So the first item in your list of regression testing – CRUD (create, read, update, delete), should be realized in a set of test scripts:</text:span></text:p>
      <text:list xml:id="list39670772" text:style-name="L3">
        <text:list-item>
          <text:p text:style-name="P5">CRUD of objects (organizations, groups, users, sites) in clean db and in test TCC site, that already has test data.</text:p>
        </text:list-item>
        <text:list-item>
          <text:p text:style-name="P5">CRUD of files are placed into file spaces, by users with different rights (personal, group), with and without version control, checked out. Tests should cover TCC synchronization on the local PC. As a different test, check for data replication should be completed.</text:p>
        </text:list-item>
      </text:list>
      <text:p text:style-name="P1">The file management should be viewed through the user rights and permissions. It could be considered as a kind of security testing.</text:p>
      <text:p text:style-name="P1">As tests with clean db are routine and may include the same steps, so there is a place for automation. Long running tests with some user removal or disabling, with deleted content removal should be planned.</text:p>
      <text:p text:style-name="P1">Performance testing.</text:p>
      <text:p text:style-name="P1">These tests should include load testing, stress testing, volume testing, e.t.c.. Some of these tests may require to deploy an environment and use special software.</text:p>
      <text:p text:style-name="P1">GUI testing<text:line-break/>This one will test application of all supported brows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25T11:55:27.73</meta:creation-date>
    <dc:date>2010-05-25T21:22:38.95</dc:date>
    <meta:editing-duration>PT01H37M41S</meta:editing-duration>
    <meta:editing-cycles>3</meta:editing-cycles>
    <meta:generator>OpenOffice.org/3.1$Win32 OpenOffice.org_project/310m19$Build-9420</meta:generator>
    <meta:document-statistic meta:table-count="0" meta:image-count="0" meta:object-count="0" meta:page-count="1" meta:paragraph-count="22" meta:word-count="402" meta:character-count="2493"/>
  </office:meta>
</office:document-meta>
</file>